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Lohit Hindi1" svg:font-family="'Lohit Hindi'"/>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start" style:justify-single-word="false"/>
      <style:text-properties style:use-window-font-color="true" style:font-name="Calibri" fo:font-size="11pt" fo:font-weight="normal" fo:background-color="transparent" style:font-name-asian="Calibri" style:font-name-complex="Calibri"/>
    </style:style>
    <style:style style:name="P2"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3" style:family="paragraph" style:parent-style-name="Standard">
      <style:paragraph-properties fo:line-height="15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00%" fo:text-align="start" style:justify-single-word="false"/>
      <style:text-properties fo:color="#000000" style:font-name="Arial1" fo:font-size="11pt" fo:font-weight="normal" fo:background-color="transparent" style:font-name-asian="Arial1" style:font-name-complex="Arial1"/>
    </style:style>
    <style:style style:name="P7" style:family="paragraph" style:parent-style-name="Standard">
      <style:paragraph-properties fo:line-height="150%" fo:text-align="start" style:justify-single-word="false"/>
      <style:text-properties fo:color="#000000" style:font-name="Arial1" fo:font-size="11pt" fo:font-weight="normal" fo:background-color="transparent" style:font-name-asian="Arial1" style:font-name-complex="Arial1"/>
    </style:style>
    <style:style style:name="P8" style:family="paragraph" style:parent-style-name="Standard">
      <style:paragraph-properties fo:line-height="150%" fo:text-align="start" style:justify-single-word="false"/>
      <style:text-properties fo:color="#000000" style:font-name="Arial1" fo:font-size="11pt" fo:font-weight="bold" fo:background-color="transparent" style:font-name-asian="Arial1" style:font-name-complex="Arial1"/>
    </style:style>
    <style:style style:name="P9" style:family="paragraph" style:parent-style-name="Standard">
      <style:paragraph-properties fo:line-height="100%" fo:text-align="start" style:justify-single-word="false"/>
    </style:style>
    <style:style style:name="P10" style:family="paragraph" style:parent-style-name="Standard">
      <style:paragraph-properties fo:line-height="150%" fo:text-align="start" style:justify-single-word="false"/>
      <style:text-properties fo:color="#ff0000" style:font-name="Times New Roman1" fo:font-size="12pt" fo:font-weight="normal" fo:background-color="transparent" style:font-name-asian="Times New Roman1" style:font-name-complex="Times New Roman1"/>
    </style:style>
    <style:style style:name="P11" style:family="paragraph" style:parent-style-name="Standard" style:list-style-name="L1">
      <style:paragraph-properties fo:margin-left="-0.635cm" fo:margin-right="0cm" fo:line-height="150%" fo:text-align="start" style:justify-single-word="false" fo:text-indent="0.635cm" style:auto-text-indent="false"/>
    </style:style>
    <style:style style:name="P12" style:family="paragraph" style:parent-style-name="Standard" style:list-style-name="L8">
      <style:paragraph-properties fo:margin-left="-0.635cm" fo:margin-right="0cm" fo:line-height="150%" fo:text-align="start" style:justify-single-word="false" fo:text-indent="0.635cm" style:auto-text-indent="false"/>
    </style:style>
    <style:style style:name="P13" style:family="paragraph" style:parent-style-name="Standard" style:list-style-name="L9">
      <style:paragraph-properties fo:margin-left="-0.635cm" fo:margin-right="0cm" fo:line-height="150%" fo:text-align="start" style:justify-single-word="false" fo:text-indent="0.635cm" style:auto-text-indent="false"/>
    </style:style>
    <style:style style:name="P14" style:family="paragraph" style:parent-style-name="Standard" style:list-style-name="L10">
      <style:paragraph-properties fo:margin-left="-0.635cm" fo:margin-right="0cm" fo:line-height="150%" fo:text-align="start" style:justify-single-word="false" fo:text-indent="0.635cm" style:auto-text-indent="false"/>
    </style:style>
    <style:style style:name="P15" style:family="paragraph" style:parent-style-name="Standard" style:list-style-name="L11">
      <style:paragraph-properties fo:margin-left="-0.635cm" fo:margin-right="0cm" fo:line-height="150%" fo:text-align="start" style:justify-single-word="false" fo:text-indent="0.635cm" style:auto-text-indent="false"/>
    </style:style>
    <style:style style:name="P16" style:family="paragraph" style:parent-style-name="Standard" style:list-style-name="L12">
      <style:paragraph-properties fo:margin-left="-0.635cm" fo:margin-right="0cm" fo:line-height="150%" fo:text-align="start" style:justify-single-word="false" fo:text-indent="0.635cm" style:auto-text-indent="false"/>
    </style:style>
    <style:style style:name="P17" style:family="paragraph" style:parent-style-name="Standard" style:list-style-name="L13">
      <style:paragraph-properties fo:margin-left="-0.635cm" fo:margin-right="0cm" fo:line-height="150%" fo:text-align="start" style:justify-single-word="false" fo:text-indent="0.635cm" style:auto-text-indent="false"/>
    </style:style>
    <style:style style:name="P18" style:family="paragraph" style:parent-style-name="Standard" style:list-style-name="L13">
      <style:paragraph-properties fo:margin-left="-0.635cm" fo:margin-right="0cm" fo:line-height="150%" fo:text-align="start" style:justify-single-word="false" fo:text-indent="0.635cm" style:auto-text-indent="false"/>
      <style:text-properties style:use-window-font-color="true" style:font-name="Calibri" fo:font-size="11pt" fo:font-weight="normal" fo:background-color="transparent" style:font-name-asian="Calibri" style:font-name-complex="Calibri"/>
    </style:style>
    <style:style style:name="P19" style:family="paragraph" style:parent-style-name="Standard" style:list-style-name="L9">
      <style:paragraph-properties fo:margin-left="-0.635cm" fo:margin-right="0cm" fo:margin-top="0.423cm" fo:margin-bottom="0.212cm" fo:line-height="150%" fo:text-align="start" style:justify-single-word="false" fo:text-indent="0.635cm" style:auto-text-indent="false"/>
    </style:style>
    <style:style style:name="P20" style:family="paragraph" style:parent-style-name="Standard" style:list-style-name="L10">
      <style:paragraph-properties fo:margin-left="0.635cm" fo:margin-right="0cm" fo:line-height="100%" fo:text-align="start" style:justify-single-word="false" fo:text-indent="0.635cm" style:auto-text-indent="false"/>
    </style:style>
    <style:style style:name="T1" style:family="text">
      <style:text-properties style:use-window-font-color="true" style:font-name="Times New Roman1" fo:font-size="12pt" fo:font-weight="bold" fo:background-color="transparent" style:font-name-asian="Times New Roman1" style:font-name-complex="Times New Roman1"/>
    </style:style>
    <style:style style:name="T2" style:family="text">
      <style:text-properties style:use-window-font-color="true" style:font-name="Times New Roman1" fo:font-size="12pt" fo:font-weight="normal" fo:background-color="transparent" style:font-name-asian="Times New Roman1" style:font-name-complex="Times New Roman1"/>
    </style:style>
    <style:style style:name="T3" style:family="text">
      <style:text-properties style:use-window-font-color="true" style:font-name="Times New Roman1" fo:font-size="12pt" fo:font-weight="normal" fo:background-color="#c0c0c0" style:font-name-asian="Times New Roman1" style:font-name-complex="Times New Roman1"/>
    </style:style>
    <style:style style:name="T4" style:family="text">
      <style:text-properties style:use-window-font-color="true" style:font-name="Times New Roman1" fo:font-size="12pt" fo:font-style="italic" fo:font-weight="normal" fo:background-color="transparent" style:font-name-asian="Times New Roman1" style:font-name-complex="Times New Roman1"/>
    </style:style>
    <style:style style:name="T5" style:family="text">
      <style:text-properties style:use-window-font-color="true" style:font-name="Times New Roman1" fo:font-size="12pt" fo:font-style="italic" fo:font-weight="normal" fo:background-color="#c0c0c0" style:font-name-asian="Times New Roman1" style:font-name-complex="Times New Roman1"/>
    </style:style>
    <style:style style:name="T6" style:family="text">
      <style:text-properties style:use-window-font-color="true" style:font-name="Wingdings" fo:font-size="12pt" fo:font-weight="normal" fo:background-color="transparent" style:font-name-asian="Wingdings" style:font-name-complex="Wingdings"/>
    </style:style>
    <style:style style:name="T7" style:family="text">
      <style:text-properties fo:color="#0000ff" style:font-name="Times New Roman1"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style:style>
    <style:style style:name="T8" style:family="text">
      <style:text-properties fo:color="#0000ff" style:font-name="Times New Roman1"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name-complex="Times New Roman1" text:display="true"/>
    </style:style>
    <style:style style:name="T9"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0"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text:display="true"/>
    </style:style>
    <style:style style:name="T11"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1" style:font-name-complex="Times New Roman1"/>
    </style:style>
    <style:style style:name="T12"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1" style:font-name-complex="Times New Roman1" text:display="true"/>
    </style:style>
    <style:style style:name="T13" style:family="text">
      <style:text-properties fo:color="#0000ff" style:font-name="Times New Roman1" fo:font-size="12pt" fo:font-style="italic" style:text-underline-style="solid" style:text-underline-width="auto" style:text-underline-color="font-color" fo:font-weight="normal" style:text-underline-mode="continuous" style:text-overline-mode="continuous" style:text-line-through-mode="continuous" fo:background-color="#c0c0c0" style:font-name-asian="Times New Roman1" style:font-name-complex="Times New Roman1"/>
    </style:style>
    <style:style style:name="T14" style:family="text">
      <style:text-properties fo:color="#0000ff" style:font-name="Times New Roman1" fo:font-size="12pt" fo:font-style="italic" style:text-underline-style="solid" style:text-underline-width="auto" style:text-underline-color="font-color" fo:font-weight="normal" style:text-underline-mode="continuous" style:text-overline-mode="continuous" style:text-line-through-mode="continuous" fo:background-color="#c0c0c0" style:font-name-asian="Times New Roman1" style:font-name-complex="Times New Roman1" text:display="true"/>
    </style:style>
    <style:style style:name="T15" style:family="text">
      <style:text-properties fo:color="#0000ff" style:font-name="Times New Roman1"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6" style:family="text">
      <style:text-properties fo:color="#0000ff" style:font-name="Times New Roman1"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text:display="true"/>
    </style:style>
    <style:style style:name="T17" style:family="text">
      <style:text-properties fo:color="#0000ff" style:font-name="Arial1" fo:font-size="11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18" style:family="text">
      <style:text-properties fo:color="#ff0000" style:font-name="Times New Roman1" fo:font-size="12pt" fo:font-weight="normal" fo:background-color="#c0c0c0" style:font-name-asian="Times New Roman1" style:font-name-complex="Times New Roman1"/>
    </style:style>
    <style:style style:name="T19" style:family="text">
      <style:text-properties fo:color="#ff0000" style:font-name="Times New Roman1" fo:font-size="12pt" fo:font-weight="normal" fo:background-color="transparent" style:font-name-asian="Times New Roman1" style:font-name-complex="Times New Roman1"/>
    </style:style>
    <style:style style:name="T20" style:family="text">
      <style:text-properties fo:color="#ff0000" style:font-name="Times New Roman1" fo:font-size="12pt" style:text-underline-style="solid" style:text-underline-width="auto" style:text-underline-color="font-color" fo:font-weight="normal" style:text-underline-mode="continuous" style:text-overline-mode="continuous" style:text-line-through-mode="continuous" fo:background-color="#c0c0c0" style:font-name-asian="Times New Roman1" style:font-name-complex="Times New Roman1"/>
    </style:style>
    <style:style style:name="T21" style:family="text">
      <style:text-properties fo:color="#ff0000"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22" style:family="text">
      <style:text-properties fo:color="#ff0000" style:font-name="Wingdings" fo:font-size="12pt" fo:font-weight="normal" fo:background-color="#c0c0c0" style:font-name-asian="Wingdings" style:font-name-complex="Wingdings"/>
    </style:style>
    <style:style style:name="T23" style:family="text">
      <style:text-properties fo:color="#000000" style:font-name="Arial1" fo:font-size="10.5pt" fo:font-weight="bold" fo:background-color="transparent" style:font-name-asian="Arial1" style:font-name-complex="Arial1"/>
    </style:style>
    <style:style style:name="T24" style:family="text">
      <style:text-properties fo:color="#000000" style:font-name="Arial1" fo:font-size="10.5pt" fo:font-weight="bold" fo:background-color="#ffff00" style:font-name-asian="Arial1" style:font-name-complex="Arial1"/>
    </style:style>
    <style:style style:name="T25" style:family="text">
      <style:text-properties fo:color="#000000" style:font-name="Arial1" fo:font-size="11pt" fo:font-weight="normal" fo:background-color="transparent" style:font-name-asian="Arial1" style:font-name-complex="Arial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955118874" text:style-name="L1">
        <text:list-item>
          <text:p text:style-name="P11"><text:span text:style-name="T1"><text:s/></text:span><text:a xlink:type="simple" xlink:href="http://link.springer.com/chapter/10.1007/3-540-27292-5_18HYPERLINK%20%22http://link.springer.com/chapter/10.1007/3-540-27292-5_18%22%20:%20HYPERLINK%20%22http://link.springer.com/chapter/10.1007/3-540-27292-5_18%22Familienpolitik%20und%20soziale%20Sicherung."><text:span text:style-name="T7">http://link.springer.com/chapter/10.1007/3-540-27292-5_18</text:span></text:a><text:a xlink:type="simple" xlink:href="http://link.springer.com/chapter/10.1007/3-540-27292-5_18HYPERLINK%20%22http://link.springer.com/chapter/10.1007/3-540-27292-5_18%22%20:%20HYPERLINK%20%22http://link.springer.com/chapter/10.1007/3-540-27292-5_18%22Familienpolitik%20und%20soziale%20Sicherung."><text:span text:style-name="T8">HYPERLINK "http://link.springer.com/chapter/10.1007/3-540-27292-5_18"</text:span></text:a><text:a xlink:type="simple" xlink:href="http://link.springer.com/chapter/10.1007/3-540-27292-5_18HYPERLINK%20%22http://link.springer.com/chapter/10.1007/3-540-27292-5_18%22%20:%20HYPERLINK%20%22http://link.springer.com/chapter/10.1007/3-540-27292-5_18%22Familienpolitik%20und%20soziale%20Sicherung."><text:span text:style-name="T7"> : </text:span></text:a><text:a xlink:type="simple" xlink:href="http://link.springer.com/chapter/10.1007/3-540-27292-5_18HYPERLINK%20%22http://link.springer.com/chapter/10.1007/3-540-27292-5_18%22%20:%20HYPERLINK%20%22http://link.springer.com/chapter/10.1007/3-540-27292-5_18%22Familienpolitik%20und%20soziale%20Sicherung.">HYPERLINK </text:a><text:a xlink:type="simple" xlink:href="http://link.springer.com/chapter/10.1007/3-540-27292-5_18HYPERLINK%20%22http://link.springer.com/chapter/10.1007/3-540-27292-5_18%22%20:%20HYPERLINK%20%22http://link.springer.com/chapter/10.1007/3-540-27292-5_18%22Familienpolitik%20und%20soziale%20Sicherung.">"http://link.springer.com/chapter/10.1007/3-540-27292-5_18"</text:a><text:a xlink:type="simple" xlink:href="http://link.springer.com/chapter/10.1007/3-540-27292-5_18HYPERLINK%20%22http://link.springer.com/chapter/10.1007/3-540-27292-5_18%22%20:%20HYPERLINK%20%22http://link.springer.com/chapter/10.1007/3-540-27292-5_18%22Familienpolitik%20und%20soziale%20Sicherung.">Familienpolitik und soziale </text:a><text:a xlink:type="simple" xlink:href="http://link.springer.com/chapter/10.1007/3-540-27292-5_18HYPERLINK%20%22http://link.springer.com/chapter/10.1007/3-540-27292-5_18%22%20:%20HYPERLINK%20%22http://link.springer.com/chapter/10.1007/3-540-27292-5_18%22Familienpolitik%20und%20soziale%20Sicherung.">Sicherung.</text:a></text:p>
        </text:list-item>
      </text:list>
      <text:p text:style-name="P1"/>
      <text:list xml:id="list475334914" text:style-name="L8">
        <text:list-item>
          <text:p text:style-name="P12"><text:span text:style-name="T2">Arbeit mit den Eltern von Kindern unter 3 Jahren: Gutknecht, Dorothee: </text:span><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9">Respektvoll unterstützen. </text:span></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HYPERLINK "http://www.fachportal-paedagogik.de/fis_bildung/suche/fis_set.html?FId=1003560&amp;mstn=24&amp;ckd=no&amp;mtz=200&amp;facets=y&amp;maxg=5&amp;suche=einfach&amp;ohneSynonyme</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y&amp;feldname1=Freitext&amp;feldinhalt1=KITA+ELTERN&amp;bool1=and&amp;next=981313,987125,988682,988724,989735&amp;prev=999449,999451,999853,1003144,1003559&amp;nHits=215&amp;marker=1"</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9">Entwicklung einer </text:span></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HYPERLINK "http://www.fachportal-paedagogik.de/fis_bildung/suche/fis_set.html?</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FId=1003560&amp;mstn=24&amp;ckd=no&amp;mtz=200&amp;facets=y&amp;maxg=5&amp;suche=einfach&amp;ohneSynonyme=y&amp;feldname1=Freitext&amp;feldinhalt1=KITA+ELTERN&amp;bool1=and&amp;next=981313,987125,988682,988724,989735&amp;prev=999449,999451,999853,1003144,1003559&amp;nHits=215&amp;marker=1"</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9">"</text:span></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HYPER</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LINK "http://www.fachportal-paedagogik.de/fis_bildung/suche/fis_set.html?</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FId=1003560&amp;mstn=24&amp;ckd=no&amp;mtz=200&amp;facets=y&amp;maxg=5&amp;suche=einfach&amp;ohneSynonyme=y&amp;feldname1=Freitext&amp;feldinhalt1=KITA+ELTERN&amp;bool1=and&amp;next=981313,987125,988682,988724,989735&amp;prev=999449,999451,999853,1003144,1003559&amp;nHits=215&amp;marker=1"</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antworte</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nden Haltung</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10">HYPERLINK "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9">"</text:span></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HYPERLINK "http://www.fachportal-</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paedagogik.de/fis_bildung/suche/fis_set.html?FId=1003560&amp;mstn=24&amp;ckd=no&amp;mtz=200&amp;facets=y&amp;maxg=5&amp;suche=einfach&amp;ohneSynonyme</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y&amp;feldname1=Freitext&amp;feldinhalt1=KITA</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ELTERN&amp;bool1=and&amp;next=981313,987125,988682,988724,989735&amp;prev=999449,999451,999853,1003144,1003559&amp;nHits=215&amp;marker=1"</text:a><text:a xlink:type="simple" xlink:href="http://www.fachportal-paedagogik.de/fis_bildung/suche/fis_set.html?FId=1003560&amp;mstn=24&amp;ckd=no&amp;mtz=200&amp;facets=y&amp;maxg=5&amp;suche=einfach&amp;ohneSynonyme=y&amp;feldname1=Freitext&amp;feldinhalt1=KITA+ELTERN&amp;bool1=and&amp;next=981313,987125,988682,988724,989735&amp;prev=999449,999451,999853,1003144,1003559&amp;nHits=215&amp;marker=1"><text:span text:style-name="T9"> gegenüber Eltern kleiner Kinder.</text:span></text:a><text:span text:style-name="T2"> 2012 </text:span><text:span text:style-name="T4">(gedruckt; Zeitschriftenaufsatz).</text:span></text:p>
        </text:list-item>
        <text:list-item>
          <text:p text:style-name="P12"><text:a xlink:type="simple" xlink:href="http://www.fachportal-paedagogik.de/fis_bildung/suche/fis_set.html?FId=1005799&amp;mstn=34&amp;ckd=no&amp;mtz=200&amp;facets=y&amp;maxg=5&amp;suche=einfach&amp;ohneSynonyme=y&amp;feldname1=Freitext&amp;feldinhalt1=KITA+ELTERN&amp;bool1=and&amp;next=969280,971635,948700,948761,948882&amp;prev=989735,989869,989894,990057,990058&amp;nHits=215&amp;marker=1"><text:span text:style-name="T9">Erziehungs- und Bildungspartnerschaft mit Eltern. </text:span></text:a><text:span text:style-name="T2">Köln; Kronach 2012 </text:span><text:span text:style-name="T4">(gedruckt; Monographie)</text:span></text:p>
        </text:list-item>
      </text:list>
      <text:p text:style-name="P1"/>
      <text:list xml:id="list755655053" text:style-name="L9">
        <text:list-item>
          <text:p text:style-name="P13"><text:span text:style-name="T3">Niedergesäß, Bernd</text:span><text:span text:style-name="T5">: </text:span><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text:span text:style-name="T13">Neue Entwi</text:span></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HYPERLINK "http://www.fachportal-paedagogik.de/fis_bildung/suche/fis_set.html?</text:a><text:soft-page-break/><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FId=958290&amp;mstn=47&amp;ckd=no&amp;mtz=200&amp;facets=y&amp;maxg=5&amp;suche=einfach&amp;ohneSynonyme=y&amp;feldname1=Freitext&amp;feldinhalt1=KITA+ELTERN&amp;bool1=and&amp;next=958351,958353,1003668,921671,931877&amp;prev=950776,958199,958206,958258,958262&amp;nHits=215&amp;marker=1"</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text:span text:style-name="T13">cklungen in der Zusammenarbeit zwischen PädagogInnen und Eltern. Einflüsse gesellschaftlichen Wandels auf die pädagogische Arbei</text:span></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HYPERLINK "http://www.fachportal-</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paedagogik.de/fis_bildung/suche/fis_set.html?FId=958290&amp;mstn=47&amp;ckd=no&amp;mtz=200&amp;facets=y&amp;maxg=5&amp;suche=einfach&amp;ohneSynonyme=y&amp;feldname1=Freitext&amp;feldinhalt1=KITA+ELTERN&amp;bool1=and&amp;next=958351,958353,1003668,921671,931877&amp;prev=950776,958199,958206,958258,958262&amp;nHits=215&amp;marker=1"</text:a><text:a xlink:type="simple" xlink:href="http://www.fachportal-paedagogik.de/fis_bildung/suche/fis_set.html?FId=958290&amp;mstn=47&amp;ckd=no&amp;mtz=200&amp;facets=y&amp;maxg=5&amp;suche=einfach&amp;ohneSynonyme=y&amp;feldname1=Freitext&amp;feldinhalt1=KITA+ELTERN&amp;bool1=and&amp;next=958351,958353,1003668,921671,931877&amp;prev=950776,958199,958206,958258,958262&amp;nHits=215&amp;marker=1"><text:span text:style-name="T13">t.</text:span></text:a><text:span text:style-name="T5"> 2011 (gedruckt; Zeitschriftenaufsatz).</text:span></text:p>
        </text:list-item>
        <text:list-item>
          <text:p text:style-name="P13"><text:span text:style-name="T5">"Geben Sie sich Mühe mit den Eltern..." </text:span><text:span text:style-name="T3">Jesper Juul</text:span><text:span text:style-name="T5"> spricht über die Vorbildfunktion von Erzieherinnen. </text:span><text:span text:style-name="T3">In: </text:span><text:a xlink:type="simple" xlink:href="http://zdb-opac.de/SET=6/TTL=1/CMD?ACT=SRCHA&amp;IKT=8506&amp;TRM=187569-3&amp;PRS=HOL&amp;HOLDINGS_YEAR=2010"><text:span text:style-name="T11">TPS</text:span></text:a><text:a xlink:type="simple" xlink:href="http://zdb-opac.de/SET=6/TTL=1/CMD?ACT=SRCHA&amp;IKT=8506&amp;TRM=187569-3&amp;PRS=HOL&amp;HOLDINGS_YEAR=2010"><text:span text:style-name="T12">HYPERLINK "http://zdb-opac.de/SET=6/TTL=1/CMD?ACT=SRCHA&amp;IKT=8506&amp;TRM=187569-3&amp;PRS=HOL&amp;HOLDINGS_YEAR=2010"</text:span></text:a><text:a xlink:type="simple" xlink:href="http://zdb-opac.de/SET=6/TTL=1/CMD?ACT=SRCHA&amp;IKT=8506&amp;TRM=187569-3&amp;PRS=HOL&amp;HOLDINGS_YEAR=2010">: leben, </text:a><text:a xlink:type="simple" xlink:href="http://zdb-opac.de/SET=6/TTL=1/CMD?ACT=SRCHA&amp;IKT=8506&amp;TRM=187569-3&amp;PRS=HOL&amp;HOLDINGS_YEAR=2010">lernen und arbeiten in der Kita</text:a><text:span text:style-name="T3">, (2010) 9, S. 30-31. (nicht gut)</text:span></text:p>
        </text:list-item>
        <text:list-item>
          <text:p text:style-name="P19"><text:span text:style-name="T18">Ziele von Erziehungs- und Bildungspartnerschaften. </text:span><text:a xlink:type="simple" xlink:href="http://link.springer.com/search?facet-author=">Andrea Bargsten Dipl. </text:a><text:a xlink:type="simple" xlink:href="http://link.springer.com/search?facet-author=">Sozialpädagogin/Sozialarbeiterin (M.A.)</text:a><text:span text:style-name="T18"> (bei Springer)</text:span><text:span text:style-name="T22">à</text:span><text:span text:style-name="T18"> bereits runtergeladen!</text:span></text:p>
        </text:list-item>
        <text:list-item>
          <text:p text:style-name="P13"><text:span text:style-name="T2">Sahrai, Diana</text:span><text:span text:style-name="T4">: </text:span><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text:span text:style-name="T15">Differenzen i</text:span></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HYPERLINK "http://www.fachportal-paedagogik.de/fis_bildung/suche/fis_set.html?FId=952410&amp;mstn=73&amp;ckd=no&amp;mtz=200&amp;facets=y&amp;maxg=5&amp;suche=einfach&amp;ohneSynonyme</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y&amp;feldname1=Freitext&amp;feldinhalt1=KITA+ELTERN&amp;bool1=and&amp;next=955242,959687,959688,963493,936809&amp;prev=939534,939537,939540,967622,972077&amp;nHits=215&amp;marker=1"</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n der Wahrnehmung präventiver Angebote und von Elternpartizipation im Setting Kita. Eine Analyse der Wechselwirkung schicht- und </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migrationsspez</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HYPERLINK "http://www.fachportal-paedagogik.de/fis_bildung/suche/fis_set.html?FId=952410&amp;mstn=73&amp;ckd=no&amp;mtz=200&amp;facets=y&amp;maxg=5&amp;suche=einfach&amp;ohneSynonyme</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y&amp;feldname1=Freitext&amp;feldinhalt1=KITA</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ELTERN&amp;bool1=and&amp;next=955242,959687,959688,963493,936809&amp;prev=939534,939537,939540,967622,972077&amp;nHits=215&amp;marker=1"</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text:span text:style-name="T15">ifischer </text:span></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text:span text:style-name="T16">HYPERLINK "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text:span></text:a><text:a xlink:type="simple" xlink:href="http://www.fachportal-paedagogik.de/fis_bildung/suche/fis_set.html?FId=952410&amp;mstn=73&amp;ckd=no&amp;mtz=200&amp;facets=y&amp;maxg=5&amp;suche=einfach&amp;ohneSynonyme=y&amp;feldname1=Freitext&amp;feldinhalt1=KITA+ELTERN&amp;bool1=and&amp;next=955242,959687,959688,963493,936809&amp;prev=939534,939537,939540,967622,972077&amp;nHits=215&amp;marker=1"><text:span text:style-name="T15">Einflüsse.</text:span></text:a><text:span text:style-name="T4"> Bielefeld </text:span><text:soft-page-break/><text:span text:style-name="T4">2011 (online; Monographie)</text:span></text:p>
        </text:list-item>
        <text:list-item>
          <text:p text:style-name="P13"><text:span text:style-name="T2">Schubert-Suffrian, Franziska; Regner, Michael</text:span><text:span text:style-name="T4">: </text:span><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text:span text:style-name="T15">Ohne Eltern geht es nicht. Erziehu</text:span></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HYPERLINK </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text:span text:style-name="T15">ngspartnerschaft mi</text:span></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HYPERLINK "http://www.fachportal-paedagogik.de/fis_bildung/suche/fis_set.html?</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FId=921354&amp;mstn=93&amp;ckd=no&amp;mtz=200&amp;facets=y&amp;maxg=5&amp;suche=einfach&amp;ohneSynonyme=y&amp;feldname1=Freitext&amp;feldinhalt1=KITA+ELTERN&amp;bool1=and&amp;next=921512,921520,921524,921778,904997&amp;prev=913230,913323,913326,913334,921342&amp;nHits=215&amp;marker=1"</text:a><text:a xlink:type="simple" xlink:href="http://www.fachportal-paedagogik.de/fis_bildung/suche/fis_set.html?FId=921354&amp;mstn=93&amp;ckd=no&amp;mtz=200&amp;facets=y&amp;maxg=5&amp;suche=einfach&amp;ohneSynonyme=y&amp;feldname1=Freitext&amp;feldinhalt1=KITA+ELTERN&amp;bool1=and&amp;next=921512,921520,921524,921778,904997&amp;prev=913230,913323,913326,913334,921342&amp;nHits=215&amp;marker=1"><text:span text:style-name="T15">t Eltern durch Partizipation.</text:span></text:a><text:span text:style-name="T4"> 2010 (gedruckt; Zeitschriftenaufsatz). </text:span><text:span text:style-name="T1">Quelle: In: </text:span><text:a xlink:type="simple" xlink:href="http://zdb-opac.de/SET=6/TTL=1/CMD?ACT=SRCHA&amp;IKT=8506&amp;TRM=187569-3&amp;PRS=HOL&amp;HOLDINGS_YEAR=2010"><text:span text:style-name="T7">TPS : leben, lernen und arbeiten in der Kita</text:span></text:a><text:span text:style-name="T1">, (2010) 8, S. 42-44.</text:span></text:p>
        </text:list-item>
        <text:list-item>
          <text:p text:style-name="P13"><text:a xlink:type="simple" xlink:href="http://www.fachportal-paedagogik.de/fis_bildung/fis_list.html?suche=erweitert&amp;feldname1=Personen&amp;feldinhalt1="><text:span text:style-name="T9">Roth, Xenia</text:span></text:a><text:span text:style-name="T18">: Handbuch Bildungs- und Erziehungspartnerschaft. Zusammenarbeit mit Eltern in der Kita. (Katolische Hochschule)--&gt; bereits ausgeliehen</text:span></text:p>
        </text:list-item>
        <text:list-item>
          <text:p text:style-name="P13"><text:span text:style-name="T19">!!! Sabine Hebenstreit-Müller, Barbara Kühnel(Hrsg.): Integrative Familienarbeit in Kitas. (2005).</text:span><text:span text:style-name="T2"> (Drei Einzelbeiträge berichten darüber, wie die pädagogische Qualität durch enge Zusammenarbeit mit den Eltern gewachsen ist. Zunächst wurde deutlich, dass eine solche Kooperation mit den Eltern zusätzliche Anforderungen an die Pädagoginnen stellt und daher kontinuierliche Weiterqualifikation erforderlich ist. Ein Vergleich der Eingewöhnung der Kinder im Kindergarten vor dem Modellprojekt mit den jetzigen Erfahrungen lässt deutlich werden, dass viele Verbesserungen erreicht werden konnten.)</text:span></text:p>
        </text:list-item>
        <text:list-item>
          <text:p text:style-name="P13"><text:a xlink:type="simple" xlink:href="http://www.fachportal-paedagogik.de/fis_bildung/suche/fis_set.html?FId=635934&amp;mstn=184&amp;ckd=no&amp;mtz=200&amp;facets=y&amp;maxg=5&amp;suche=einfach&amp;ohneSynonyme=y&amp;feldname1=Freitext&amp;feldinhalt1=KITA+ELTERN&amp;bool1=and&amp;next=636015,675723,616466,625098,871905&amp;prev=684777,708201,708205,714823,662326&amp;nHits=215&amp;marker=1"><text:span text:style-name="T9">Qualitaetswerkstatt Kita. Zusammenarbeit von Kita und Familie.</text:span></text:a><text:span text:style-name="T2"> Weinheim 2003 (gedruckt; Monographie)</text:span></text:p>
        </text:list-item>
        <text:list-item>
          <text:p text:style-name="P13"><text:span text:style-name="T2"><text:s/></text:span><text:a xlink:type="simple" xlink:href="http://www.kindergartenpaedagogik.de/370.html--"><text:span text:style-name="T11">http://www.kindergartenpaedagogik.de/3</text:span></text:a><text:a xlink:type="simple" xlink:href="http://www.kindergartenpaedagogik.de/370.html--">HYPERLINK </text:a><text:a xlink:type="simple" xlink:href="http://www.kindergartenpaedagogik.de/370.html--">"http://www.kindergartenpaedagogik.de/370.html--"</text:a><text:a xlink:type="simple" xlink:href="http://www.kindergartenpaedagogik.de/370.html--"><text:span text:style-name="T11">7</text:span></text:a><text:a xlink:type="simple" xlink:href="http://www.kindergartenpaedagogik.de/370.html--"><text:span text:style-name="T12">HYPERLINK "http://www.kindergartenpaedagogik.de/370.html--"</text:span></text:a><text:a xlink:type="simple" xlink:href="http://www.kindergartenpaedagogik.de/370.html--"><text:span text:style-name="T11">0.html--</text:span></text:a><text:span text:style-name="T3">&gt; gedruckt</text:span></text:p>
        </text:list-item>
        <text:list-item>
          <text:p text:style-name="P13"><text:a xlink:type="simple" xlink:href="http://www.ipzf.de/Erziehungspartnerschaft_Bildungspartnerschaft.html--"><text:span text:style-name="T11">http://www.ipzf.de/Erziehungspartne</text:span></text:a><text:a xlink:type="simple" xlink:href="http://www.ipzf.de/Erziehungspartnerschaft_Bildungspartnerschaft.html--">HYPERLINK </text:a><text:a xlink:type="simple" xlink:href="http://www.ipzf.de/Erziehungspartnerschaft_Bildungspartnerschaft.html--">"http://www.ipzf.de/Erziehungspartnerschaft_Bildungspartnerschaft.html--"</text:a><text:a xlink:type="simple" xlink:href="http://www.ipzf.de/Erziehungspartnerschaft_Bildungspartnerschaft.html--"><text:span text:style-name="T11">r</text:span></text:a><text:a xlink:type="simple" xlink:href="http://www.ipzf.de/Erziehungspartnerschaft_Bildungspartnerschaft.html--">HYPERLINK </text:a><text:a xlink:type="simple" xlink:href="http://www.ipzf.de/Erziehungspartnerschaft_Bildungspartnerschaft.html--">"http://www.ipzf.de/Erziehungspartnerschaft_Bildungspartnerschaft.html--"</text:a><text:a xlink:type="simple" xlink:href="http://www.ipzf.de/Erziehungspartnerschaft_Bildungspartnerschaft.html--"><text:span text:style-name="T11">schaft_Bildungspartnerschaft.html--</text:span></text:a><text:span text:style-name="T3">&gt; Ausgedruckt</text:span></text:p>
        </text:list-item>
        <text:list-item>
          <text:p text:style-name="P13"><text:span text:style-name="T2"><text:s/></text:span><text:a xlink:type="simple" xlink:href="http://www.elternarbeit.info/zum-weiterlesen.html"><text:span text:style-name="T9">http://www.elternarbeit.info/zum-w</text:span></text:a><text:a xlink:type="simple" xlink:href="http://www.elternarbeit.info/zum-weiterlesen.html"><text:span text:style-name="T10">HYPERLINK "http://www.elternarbeit.info/zum-weiterlesen.html"</text:span></text:a><text:a xlink:type="simple" xlink:href="http://www.elternarbeit.info/zum-weiterlesen.html"><text:span text:style-name="T9">e</text:span></text:a><text:a xlink:type="simple" xlink:href="http://www.elternarbeit.info/zum-weiterlesen.html"><text:span text:style-name="T10">HYPERLINK "http://www.elternarbeit.info/zum-weiterlesen.html"</text:span></text:a><text:a xlink:type="simple" xlink:href="http://www.elternarbeit.info/zum-weiterlesen.html"><text:span text:style-name="T9">iterlesen.html</text:span></text:a><text:span text:style-name="T2">--&gt;</text:span><text:span text:style-name="T23"> </text:span><text:soft-page-break/><text:span text:style-name="T24">Martin R. Textor: Elternarbeit im Kindergarten. Ziele, Formen, Methoden. Norderstedt: Books on Demand, 2., überarb. und erg. Aufl. 2013, 148 Seiten, EUR 11,90 - direkt bestellen durch</text:span></text:p>
        </text:list-item>
      </text:list>
      <text:p text:style-name="P1"/>
      <text:list xml:id="list975599205" text:style-name="L10">
        <text:list-item>
          <text:p text:style-name="P14"><text:span text:style-name="T2"><text:s/></text:span><text:a xlink:type="simple" xlink:href="http://www.ifp.bayern.de/projekte/laufende/schnabel-bildungsauftrag.html"><text:span text:style-name="T9">http://ww</text:span></text:a><text:a xlink:type="simple" xlink:href="http://www.ifp.bayern.de/projekte/laufende/schnabel-bildungsauftrag.html"><text:span text:style-name="T10">HYPERLINK "http://www.ifp.bayern.de/projekte/laufende/schnabel-bildungsauftrag.html"</text:span></text:a><text:a xlink:type="simple" xlink:href="http://www.ifp.bayern.de/projekte/laufende/schnabel-bildungsauftrag.html"><text:span text:style-name="T9">w</text:span></text:a><text:a xlink:type="simple" xlink:href="http://www.ifp.bayern.de/projekte/laufende/schnabel-bildungsauftrag.html"><text:span text:style-name="T10">HYPERLINK "http://www.ifp.bayern.de/projekte/laufende/schnabel-bildungsauftrag.html"</text:span></text:a><text:a xlink:type="simple" xlink:href="http://www.ifp.bayern.de/projekte/laufende/schnabel-bildungsauftrag.html"><text:span text:style-name="T9">.ifp.bayern.de/projekte/laufende/schnabel-bildungsauftrag.html</text:span></text:a></text:p>
        </text:list-item>
        <text:list-item>
          <text:p text:style-name="P14"><text:span text:style-name="T2"><text:s/></text:span><text:a xlink:type="simple" xlink:href="http://www.lja.brandenburg.de/media/lbm1.a.4413.de/kitadebatte0298.pdf"><text:span text:style-name="T9">http://www.lja.</text:span></text:a><text:a xlink:type="simple" xlink:href="http://www.lja.brandenburg.de/media/lbm1.a.4413.de/kitadebatte0298.pdf"><text:span text:style-name="T10">HYPERLINK "http://www.lja.brandenburg.de/media/lbm1.a.4413.de/kitadebatte0298.pdf"</text:span></text:a><text:a xlink:type="simple" xlink:href="http://www.lja.brandenburg.de/media/lbm1.a.4413.de/kitadebatte0298.pdf"><text:span text:style-name="T9">b</text:span></text:a><text:a xlink:type="simple" xlink:href="http://www.lja.brandenburg.de/media/lbm1.a.4413.de/kitadebatte0298.pdf">HYPERLINK </text:a><text:a xlink:type="simple" xlink:href="http://www.lja.brandenburg.de/media/lbm1.a.4413.de/kitadebatte0298.pdf">"http://www.lja.brandenburg.de/media/lbm1.a.4413.de/kitadebatte0298.pdf"</text:a><text:a xlink:type="simple" xlink:href="http://www.lja.brandenburg.de/media/lbm1.a.4413.de/kitadebatte0298.pdf"><text:span text:style-name="T9">randenburg.d</text:span></text:a><text:a xlink:type="simple" xlink:href="http://www.lja.brandenburg.de/media/lbm1.a.4413.de/kitadebatte0298.pdf"><text:span text:style-name="T10">HYPERLINK "http://www.lja.brandenburg.de/media/lbm1.a.4413.de/kitadebatte0298.pdf"</text:span></text:a><text:a xlink:type="simple" xlink:href="http://www.lja.brandenburg.de/media/lbm1.a.4413.de/kitadebatte0298.pdf"><text:span text:style-name="T9">e</text:span></text:a><text:a xlink:type="simple" xlink:href="http://www.lja.brandenburg.de/media/lbm1.a.4413.de/kitadebatte0298.pdf"><text:span text:style-name="T10">HYPERLINK "http://www.lja.brandenburg.de/media/lbm1.a.4413.de/kitadebatte0298.pdf"</text:span></text:a><text:a xlink:type="simple" xlink:href="http://www.lja.brandenburg.de/media/lbm1.a.4413.de/kitadebatte0298.pdf"><text:span text:style-name="T9">/media/lbm1.a.4413.de/kitadebatte0298.pdf</text:span></text:a></text:p>
        </text:list-item>
        <text:list-item>
          <text:p text:style-name="P14"><text:span text:style-name="T4"><text:s/></text:span><text:a xlink:type="simple" xlink:href="http://www.kindergartenpaedagogik.de/1061.html--"><text:span text:style-name="T13">http://www.kindergartenpae</text:span></text:a><text:a xlink:type="simple" xlink:href="http://www.kindergartenpaedagogik.de/1061.html--">HYPERLINK </text:a><text:a xlink:type="simple" xlink:href="http://www.kindergartenpaedagogik.de/1061.html--">"http://www.kindergartenpaedagogik.de/1061.html--"</text:a><text:a xlink:type="simple" xlink:href="http://www.kindergartenpaedagogik.de/1061.html--"><text:span text:style-name="T13">d</text:span></text:a><text:a xlink:type="simple" xlink:href="http://www.kindergartenpaedagogik.de/1061.html--"><text:span text:style-name="T14">HYPERLINK "http://www.kindergartenpaedagogik.de/1061.html--"</text:span></text:a><text:a xlink:type="simple" xlink:href="http://www.kindergartenpaedagogik.de/1061.html--"><text:span text:style-name="T13">agogik.de/1061.html--</text:span></text:a><text:span text:style-name="T5">&gt; Ausgedruckt</text:span></text:p>
        </text:list-item>
        <text:list-item>
          <text:p text:style-name="P14"><text:a xlink:type="simple" xlink:href="http://psydok.sulb.uni-saarland.de/volltexte/2005/519/pdf/Elternbildungrtf.pdf"><text:span text:style-name="T9">http://psydok.sulb.uni-saarland.de/volltexte/2005/519/</text:span></text:a><text:a xlink:type="simple" xlink:href="http://psydok.sulb.uni-saarland.de/volltexte/2005/519/pdf/Elternbildungrtf.pdf">HYPERLINK "http://psydok.sulb.uni-</text:a><text:a xlink:type="simple" xlink:href="http://psydok.sulb.uni-saarland.de/volltexte/2005/519/pdf/Elternbildungrtf.pdf">saarland.de/volltexte/2005/519/pdf/Elternbildungrtf.pdf"</text:a><text:a xlink:type="simple" xlink:href="http://psydok.sulb.uni-saarland.de/volltexte/2005/519/pdf/Elternbildungrtf.pdf"><text:span text:style-name="T9">p</text:span></text:a><text:a xlink:type="simple" xlink:href="http://psydok.sulb.uni-saarland.de/volltexte/2005/519/pdf/Elternbildungrtf.pdf"><text:span text:style-name="T10">HYPERLINK "http://psydok.sulb.uni-saarland.de/volltexte/2005/519/pdf/Elternbildungrtf.pdf"</text:span></text:a><text:a xlink:type="simple" xlink:href="http://psydok.sulb.uni-saarland.de/volltexte/2005/519/pdf/Elternbildungrtf.pdf"><text:span text:style-name="T9">df/Elternbildungrtf.pdf</text:span></text:a></text:p>
        </text:list-item>
        <text:list-item>
          <text:p text:style-name="P14"><text:span text:style-name="T2"><text:s/></text:span><text:a xlink:type="simple" xlink:href="http://www.kindergartenpaedagogik.de/1093.html"><text:span text:style-name="T11">http://www.kindergartenpaedagogik.de</text:span></text:a><text:a xlink:type="simple" xlink:href="http://www.kindergartenpaedagogik.de/1093.html"><text:span text:style-name="T12">HYPERLINK "http://www.kindergartenpaedagogik.de/1093.html"</text:span></text:a><text:a xlink:type="simple" xlink:href="http://www.kindergartenpaedagogik.de/1093.html"><text:span text:style-name="T11">/</text:span></text:a><text:a xlink:type="simple" xlink:href="http://www.kindergartenpaedagogik.de/1093.html">HYPERLINK </text:a><text:a xlink:type="simple" xlink:href="http://www.kindergartenpaedagogik.de/1093.html">"http://www.kindergartenpaedagogik.de/1093.html"</text:a><text:a xlink:type="simple" xlink:href="http://www.kindergartenpaedagogik.de/1093.html"><text:span text:style-name="T11">1093.html</text:span></text:a><text:span text:style-name="T3">--&gt;gedruckt</text:span></text:p>
        </text:list-item>
        <text:list-item>
          <text:p text:style-name="P14"><text:span text:style-name="T19"><text:s text:c="2"/>[BUCH] </text:span><text:a xlink:type="simple" xlink:href="http://www.dandelon.com/servlet/download/attachments/dandelon/ids/AT00113672.pdf"><text:span text:style-name="T21">Qualitätswerkstatt Kita</text:span></text:a><text:span text:style-name="T19"> !!!--&gt; ausleihen</text:span></text:p>
        </text:list-item>
        <text:list-item>
          <text:p text:style-name="P14"><text:span text:style-name="T2"><text:s/>[BUCH] </text:span><text:a xlink:type="simple" xlink:href="http://books.google.de/books?hl=de&amp;lr=&amp;id=0my6c64lrXEC&amp;oi=fnd&amp;pg=PA9&amp;dq=Zusammenarbeit+von+Kindertagesstätten+mit+Eltern&amp;ots=pGWhLURUQO&amp;sig=B7Zbu6YyBsT9jVDb5qIWfIjn-XM">Bildung-Reflexion-Partizipation: Anstöße zur Professionalisierung von Erzieherinnen </text:a><text:a xlink:type="simple" xlink:href="http://books.google.de/books?hl=de&amp;lr=&amp;id=0my6c64lrXEC&amp;oi=fnd&amp;pg=PA9&amp;dq=Zusammenarbeit+von+Kindertagesstätten+mit+Eltern&amp;ots=pGWhLURUQO&amp;sig=B7Zbu6YyBsT9jVDb5qIWfIjn-XM">und Erziehern</text:a><text:span text:style-name="T2">.</text:span></text:p>
        </text:list-item>
        <text:list-item>
          <text:p text:style-name="P20"><text:a xlink:type="simple" xlink:href="http://link.springer.com/chapter/10.1007/978-3-322-93685-1_8"><text:span text:style-name="T9">http://link.springer.com/chapter/10.1007/978-3-322-9368</text:span></text:a><text:a xlink:type="simple" xlink:href="http://link.springer.com/chapter/10.1007/978-3-322-93685-1_8"><text:span text:style-name="T10">HYPERLINK "http://link.springer.com/chapter/10.1007/978-3-322-93685-1_8"</text:span></text:a><text:a xlink:type="simple" xlink:href="http://link.springer.com/chapter/10.1007/978-3-322-93685-1_8"><text:span text:style-name="T9">5</text:span></text:a><text:a xlink:type="simple" xlink:href="http://link.springer.com/chapter/10.1007/978-3-322-93685-1_8"><text:span text:style-name="T10">HYPERLINK "http://link.springer.com/chapter/10.1007/978-3-322-93685-1_8"</text:span></text:a><text:a xlink:type="simple" xlink:href="http://link.springer.com/chapter/10.1007/978-3-322-93685-1_8"><text:span text:style-name="T9">-1_8</text:span></text:a><text:span text:style-name="T2"> <text:s/></text:span><text:a xlink:type="simple" xlink:href="http://link.springer.com/bookseries/11437"><text:span text:style-name="T9">Ehe und Familie im </text:span></text:a><text:a xlink:type="simple" xlink:href="http://link.springer.com/bookseries/11437"><text:span text:style-name="T10">HYPERLINK "http://link.springer.com/bookseries/11437"</text:span></text:a><text:a xlink:type="simple" xlink:href="http://link.springer.com/bookseries/11437"><text:span text:style-name="T9">sozialen Wandel</text:span></text:a><text:span text:style-name="T2"> <text:s/>Volume 1 1996. „Familie und familienergänzende Infrastruktur für Kinder im Vorschulalter” (Tietze, Roßbach). Editors: Laszlo A. Vaskovics, Heike Lipinski. </text:span><text:span text:style-name="T6">à</text:span><text:span text:style-name="T2"> bei Springer nicht kostenlos!</text:span></text:p>
        </text:list-item>
      </text:list>
      <text:p text:style-name="P1"/>
      <text:list xml:id="list1363985367" text:style-name="L11">
        <text:list-item>
          <text:p text:style-name="P15"><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http://books.google.de/bookshl=d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10">HYPERLINK "http://books.google.de/bookshl=de&amp;lr=&amp;id=0my6c64lrXEC&amp;oi=fnd&amp;pg=PA105&amp;dq=Zusammenarbeit+von+Kindertagesstätten+mit+Eltern&amp;ots=pGWhLUVXWM&amp;sig=CKMbVfmK6vlN8lbIhcANyxJf</text:span></text:a><text:soft-page-break/><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10">mII#v=onepage&amp;q=Zusammenarbeit von Kindertagesstätten mit Eltern&amp;f=fals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Eltern&amp;ots=pGWhLUVXWM&amp;sig=CKMbVfmK6vlN8lbIhcANyxJfmII#v=onepage&amp;q=Zusamm</text:a><text:a xlink:type="simple" xlink:href="http://books.google.de/bookshl=de&amp;lr=&amp;id=0my6c64lrXEC&amp;oi=fnd&amp;pg=PA105&amp;dq=Zusammenarbeit+von+Kindertagesstätten+mit+Eltern&amp;ots=pGWhLUVXWM&amp;sig=CKMbVfmK6vlN8lbIhcANyxJfmII#v=onepage&amp;q=Zusammenarbeit%20von%20Kindertagesstätten%20mit%20Eltern&amp;f=false">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lr=</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10">HYPERLINK "http://books.google.de/bookshl=de&amp;lr=&amp;id=0my6c64lrXEC&amp;oi=fnd&amp;pg=PA105&amp;dq=Zusammenarbeit+von+Kindertagesstätten+mit+Eltern&amp;ots=pGWhLUVXWM&amp;sig=CKMbVfmK6vlN8lbIhcANyxJfmII#v=onepage&amp;q=Zusammenarbeit von Kindertagesstätten mit Eltern&amp;f=fals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text:a><text:a xlink:type="simple" xlink:href="http://books.google.de/bookshl=de&amp;lr=&amp;id=0my6c64lrXEC&amp;oi=fnd&amp;pg=PA105&amp;dq=Zusammenarbeit+von+Kindertagesstätten+mit+Eltern&amp;ots=pGWhLUVXWM&amp;sig=CKMbVfmK6vlN8lbIhcANyxJfmII#v=onepage&amp;q=Zusammenarbeit%20von%20Kindertagesstätten%20mit%20Eltern&amp;f=false">"http://books.google.de/bookshl=de&amp;lr=&amp;id=0my6c64lrXEC&amp;oi=fnd&amp;pg=PA105&amp;dq=Zusammenarbeit+von+Kindertagesstätten+mit+Eltern&amp;ots=pGWhLUVXWM&amp;sig=CKMbVfmK6vlN8lbIhcA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id=0my6c64lrXEC</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text:a><text:a xlink:type="simple" xlink:href="http://books.google.de/bookshl=de&amp;lr=&amp;id=0my6c64lrXEC&amp;oi=fnd&amp;pg=PA105&amp;dq=Zusammenarbeit+von+Kindertagesstätten+mit+Eltern&amp;ots=pGWhLUVXWM&amp;sig=CKMbVfmK6vlN8lbIhcANyxJfmII#v=onepage&amp;q=Zusammenarbeit%20von%20Kindertagesstätten%20mit%20Eltern&amp;f=false">arbeit+von+Kindertagesstätten+mit+Eltern&amp;ots=pGWhLUVXWM&amp;sig=CKMbVfmK6vlN8lbIhcA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text:a><text:a xlink:type="simple" xlink:href="http://books.google.de/bookshl=de&amp;lr=&amp;id=0my6c64lrXEC&amp;oi=fnd&amp;pg=PA105&amp;dq=Zusammenarbeit+von+Kindertagesstätten+mit+Eltern&amp;ots=pGWhLUVXWM&amp;sig=CKMbVfmK6vlN8lbIhcANyxJfmII#v=onepage&amp;q=Zusammenarbeit%20von%20Kindertagesstätten%20mit%20Eltern&amp;f=false">"http://books.google.de/bookshl=de&amp;lr=&amp;id=0my6c64lrXEC&amp;oi=fnd&amp;pg=PA105&amp;dq=Zusammenarbeit+von+Kindertagesstätten+mit+Eltern&amp;ots=pGWhLUVXWM&amp;sig=CKMbVfmK6vlN8lbIhcA</text:a><text:a xlink:type="simple" xlink:href="http://books.google.de/bookshl=de&amp;lr=&amp;id=0my6c64lrXEC&amp;oi=fnd&amp;pg=PA105&amp;dq=Zusammenarbeit+von+Kindertagesstätten+mit+Eltern&amp;ots=pGWhLUVXWM&amp;sig=CKMbVfmK6vlN8lbIhcANyxJfmII#v=onepage&amp;q=Zusammenarbeit%20von%20Kindertagesstätten%20mit%20Eltern&amp;f=false">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oi=fnd</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text:a><text:a xlink:type="simple" xlink:href="http://books.google.de/bookshl=de&amp;lr=&amp;id=0my6c64lrXEC&amp;oi=fnd&amp;pg=PA105&amp;dq=Zusammenarbeit+von+Kindertagesstätten+mit+Eltern&amp;ots=pGWhLUVXWM&amp;sig=CKMbVfmK6vlN8lbIhcANyxJfmII#v=onepage&amp;q=Zusammenarbeit%20von%20Kindertagesstätten%20mit%20Eltern&amp;f=false">"http://books.google.de/bookshl=de&amp;lr=&amp;id=0my6c64lrXEC&amp;oi=fnd&amp;pg=PA105&amp;dq=Zusammenarbeit+von+Kindertagesstätten+mit+Eltern&amp;ots=pGWhLUVXWM&amp;sig=CKMbVfmK6vlN8lbIhcANyxJfmII#v=onepage&amp;q=Zusammenarbeit von Kindertagesstätten mit </text:a><text:a xlink:type="simple" xlink:href="http://books.google.de/bookshl=de&amp;lr=&amp;id=0my6c64lrXEC&amp;oi=fnd&amp;pg=PA105&amp;dq=Zusammenarbeit+von+Kindertagesstätten+mit+Eltern&amp;ots=pGWhLUVXWM&amp;sig=CKMbVfmK6vlN8lbIhcANyxJfmII#v=onepage&amp;q=Zusammenarbeit%20von%20Kindertagesstätten%20mit%20Eltern&amp;f=false">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Eltern&amp;ots=pGWhLUVXWM&amp;sig=CKMbVfmK6vlN8lbIhcANyxJfmII#v=onepage&amp;q=Zusamm</text:a><text:a xlink:type="simple" xlink:href="http://books.google.de/bookshl=de&amp;lr=&amp;id=0my6c64lrXEC&amp;oi=fnd&amp;pg=PA105&amp;dq=Zusammenarbeit+von+Kindertagesstätten+mit+Eltern&amp;ots=pGWhLUVXWM&amp;sig=CKMbVfmK6vlN8lbIhcANyxJfmII#v=onepage&amp;q=Zusammenarbeit%20von%20Kindertagesstätten%20mit%20Eltern&amp;f=false">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pg=PA105</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text:a><text:a xlink:type="simple" xlink:href="http://books.google.de/bookshl=de&amp;lr=&amp;id=0my6c64lrXEC&amp;oi=fnd&amp;pg=PA105&amp;dq=Zusammenarbeit+von+Kindertagesstätten+mit+Eltern&amp;ots=pGWhLUVXWM&amp;sig=CKMbVfmK6vlN8lbIhcANyxJfmII#v=onepage&amp;q=Zusammenarbeit%20von%20Kindertagesstätten%20mit%20Eltern&amp;f=false">arbeit+von+Kindertagesstätten+mit</text:a><text:a xlink:type="simple" xlink:href="http://books.google.de/bookshl=de&amp;lr=&amp;id=0my6c64lrXEC&amp;oi=fnd&amp;pg=PA105&amp;dq=Zusammenarbeit+von+Kindertagesstätten+mit+Eltern&amp;ots=pGWhLUVXWM&amp;sig=CKMbVfmK6vlN8lbIhcANyxJfmII#v=onepage&amp;q=Zusammenarbeit%20von%20Kindertagesstätten%20mit%20Eltern&amp;f=false">+Eltern&amp;ots=pGWhLUVXWM&amp;sig=CKMbVfmK6vlN8lbIhcA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10">HYPERLINK "http://books.google.de/bookshl=de&amp;lr=&amp;id=0my6c64lrXEC&amp;oi=fnd&amp;pg=PA105&amp;dq=Zusammenarbeit+von+Kindertagesstätten+mit+Eltern&amp;ots=pGWhLUVXWM&amp;sig=CKMbVfmK6vlN8lbIhcANyxJfmII#v=onepage&amp;q=Zusammenarbeit von Kindertagesstätten mit Eltern&amp;f=fals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dq=Zusammenarbeit+von+Kindertagesst%C3%A4tten+mit+Eltern</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text:a><text:a xlink:type="simple" xlink:href="http://books.google.de/bookshl=de&amp;lr=&amp;id=0my6c64lrXEC&amp;oi=fnd&amp;pg=PA105&amp;dq=Zusammenarbeit+von+Kindertagesstätten+mit+Eltern&amp;ots=pGWhLUVXWM&amp;sig=CKMbVfmK6vlN8lbIhcANyxJfmII#v=onepage&amp;q=Zusammenarbeit%20von%20Kindertagesstätten%20mit%20Eltern&amp;f=false">arbeit+von+Kindertagesstätten+mit+Eltern&amp;ots=pGWhLUVXWM&amp;sig=CKMbVfmK6vlN8lbIhcANyxJf</text:a><text:soft-page-break/><text:a xlink:type="simple" xlink:href="http://books.google.de/bookshl=de&amp;lr=&amp;id=0my6c64lrXEC&amp;oi=fnd&amp;pg=PA105&amp;dq=Zusammenarbeit+von+Kindertagesstätten+mit+Eltern&amp;ots=pGWhLUVXWM&amp;sig=CKMbVfmK6vlN8lbIhcANyxJfmII#v=onepage&amp;q=Zusammenarbeit%20von%20Kindertagesstätten%20mit%20Eltern&amp;f=false">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Eltern&amp;ots=pGWhLUVXWM&amp;sig=CKMbVfmK6vlN8lbIhcA</text:a><text:a xlink:type="simple" xlink:href="http://books.google.de/bookshl=de&amp;lr=&amp;id=0my6c64lrXEC&amp;oi=fnd&amp;pg=PA105&amp;dq=Zusammenarbeit+von+Kindertagesstätten+mit+Eltern&amp;ots=pGWhLUVXWM&amp;sig=CKMbVfmK6vlN8lbIhcANyxJfmII#v=onepage&amp;q=Zusammenarbeit%20von%20Kindertagesstätten%20mit%20Eltern&amp;f=false">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ots=pGWhLUVXWM</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Eltern&amp;ots=pGWhLUVXWM&amp;sig=CKMbVfmK6vlN8lbIhcANyxJfmII#v=onepage&amp;q=Zusammenarbeit von Kindertagesstätten mit </text:a><text:a xlink:type="simple" xlink:href="http://books.google.de/bookshl=de&amp;lr=&amp;id=0my6c64lrXEC&amp;oi=fnd&amp;pg=PA105&amp;dq=Zusammenarbeit+von+Kindertagesstätten+mit+Eltern&amp;ots=pGWhLUVXWM&amp;sig=CKMbVfmK6vlN8lbIhcANyxJfmII#v=onepage&amp;q=Zusammenarbeit%20von%20Kindertagesstätten%20mit%20Eltern&amp;f=false">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Eltern&amp;ots=pGWhLUVXWM&amp;sig=CKMbVfmK6vlN8lbIhcA</text:a><text:a xlink:type="simple" xlink:href="http://books.google.de/bookshl=de&amp;lr=&amp;id=0my6c64lrXEC&amp;oi=fnd&amp;pg=PA105&amp;dq=Zusammenarbeit+von+Kindertagesstätten+mit+Eltern&amp;ots=pGWhLUVXWM&amp;sig=CKMbVfmK6vlN8lbIhcANyxJfmII#v=onepage&amp;q=Zusammenarbeit%20von%20Kindertagesstätten%20mit%20Eltern&amp;f=false">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sig=CKMbVfmK6vlN8lbIhcANyxJfmII#v=onepa</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text:a><text:a xlink:type="simple" xlink:href="http://books.google.de/bookshl=de&amp;lr=&amp;id=0my6c64lrXEC&amp;oi=fnd&amp;pg=PA105&amp;dq=Zusammenarbeit+von+Kindertagesstätten+mit+Eltern&amp;ots=pGWhLUVXWM&amp;sig=CKMbVfmK6vlN8lbIhcANyxJfmII#v=onepage&amp;q=Zusammenarbeit%20von%20Kindertagesstätten%20mit%20Eltern&amp;f=false">"http://books.google.de/bookshl=de&amp;lr=&amp;id=0my6c64lrXEC&amp;oi=fnd&amp;pg=PA105&amp;dq=Zusammenarbeit+von+Kindertagesstätten+mit+Eltern&amp;ots=pGWhLUVXWM&amp;sig=CKMbVfmK6vlN8lbIhcA</text:a><text:a xlink:type="simple" xlink:href="http://books.google.de/bookshl=de&amp;lr=&amp;id=0my6c64lrXEC&amp;oi=fnd&amp;pg=PA105&amp;dq=Zusammenarbeit+von+Kindertagesstätten+mit+Eltern&amp;ots=pGWhLUVXWM&amp;sig=CKMbVfmK6vlN8lbIhcANyxJfmII#v=onepage&amp;q=Zusammenarbeit%20von%20Kindertagesstätten%20mit%20Eltern&amp;f=false">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g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text:a><text:a xlink:type="simple" xlink:href="http://books.google.de/bookshl=de&amp;lr=&amp;id=0my6c64lrXEC&amp;oi=fnd&amp;pg=PA105&amp;dq=Zusammenarbeit+von+Kindertagesstätten+mit+Eltern&amp;ots=pGWhLUVXWM&amp;sig=CKMbVfmK6vlN8lbIhcANyxJfmII#v=onepage&amp;q=Zusammenarbeit%20von%20Kindertagesstätten%20mit%20Eltern&amp;f=false">arbeit+von+Kindertagesstätten+mit+Eltern&amp;ots=pGWhLUVXWM&amp;sig=CKMbVfmK6vlN8lbIhcA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text:a><text:a xlink:type="simple" xlink:href="http://books.google.de/bookshl=de&amp;lr=&amp;id=0my6c64lrXEC&amp;oi=fnd&amp;pg=PA105&amp;dq=Zusammenarbeit+von+Kindertagesstätten+mit+Eltern&amp;ots=pGWhLUVXWM&amp;sig=CKMbVfmK6vlN8lbIhcANyxJfmII#v=onepage&amp;q=Zusammenarbeit%20von%20Kindertagesstätten%20mit%20Eltern&amp;f=false">"http://books.google.de/bookshl=de&amp;lr=&amp;id=0my6c64lrXEC&amp;oi=fnd&amp;pg=PA105&amp;dq=Zusammenarbeit+von+Kindertagesstätten+mit+Eltern&amp;ots=pGWhLUVXWM&amp;sig=CKMbVfmK6vlN8lbIhcANyxJfmII#v=onepage&amp;q=Zusamm</text:a><text:a xlink:type="simple" xlink:href="http://books.google.de/bookshl=de&amp;lr=&amp;id=0my6c64lrXEC&amp;oi=fnd&amp;pg=PA105&amp;dq=Zusammenarbeit+von+Kindertagesstätten+mit+Eltern&amp;ots=pGWhLUVXWM&amp;sig=CKMbVfmK6vlN8lbIhcANyxJfmII#v=onepage&amp;q=Zusammenarbeit%20von%20Kindertagesstätten%20mit%20Eltern&amp;f=false">enarbeit von Kindertagesstätten mit </text:a><text:a xlink:type="simple" xlink:href="http://books.google.de/bookshl=de&amp;lr=&amp;id=0my6c64lrXEC&amp;oi=fnd&amp;pg=PA105&amp;dq=Zusammenarbeit+von+Kindertagesstätten+mit+Eltern&amp;ots=pGWhLUVXWM&amp;sig=CKMbVfmK6vlN8lbIhcANyxJfmII#v=onepage&amp;q=Zusammenarbeit%20von%20Kindertagesstätten%20mit%20Eltern&amp;f=false">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q=Zusammenarbeit%20von%20Kindertagesst%C3%A4tten%20mit%20Eltern</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10">HYPERLINK "http://books.google.de/bookshl=de&amp;lr=&amp;id=0my6c64lrXEC&amp;oi=fnd&amp;pg=PA105&amp;dq=Zusammenarbeit+von+Kindertagesstätten+mit+Eltern&amp;ots=pGWhLUVXWM&amp;sig=CKMbVfmK6vlN8lbIhcANyxJfmII#v=onepage&amp;q=Zusammenarbeit von Kindertagesstätten mit Eltern&amp;f=false"</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amp;</text:span></text:a><text:a xlink:type="simple" xlink:href="http://books.google.de/bookshl=de&amp;lr=&amp;id=0my6c64lrXEC&amp;oi=fnd&amp;pg=PA105&amp;dq=Zusammenarbeit+von+Kindertagesstätten+mit+Eltern&amp;ots=pGWhLUVXWM&amp;sig=CKMbVfmK6vlN8lbIhcANyxJfmII#v=onepage&amp;q=Zusammenarbeit%20von%20Kindertagesstätten%20mit%20Eltern&amp;f=false">HYPERLINK "http://books.google.de/bookshl=de&amp;lr=&amp;id=0my6c64lrXEC&amp;oi=fnd&amp;pg=PA105&amp;dq=Zusammenarbeit+von+Kindertagesstätten+mit</text:a><text:a xlink:type="simple" xlink:href="http://books.google.de/bookshl=de&amp;lr=&amp;id=0my6c64lrXEC&amp;oi=fnd&amp;pg=PA105&amp;dq=Zusammenarbeit+von+Kindertagesstätten+mit+Eltern&amp;ots=pGWhLUVXWM&amp;sig=CKMbVfmK6vlN8lbIhcANyxJfmII#v=onepage&amp;q=Zusammenarbeit%20von%20Kindertagesstätten%20mit%20Eltern&amp;f=false">+Eltern&amp;ots=pGWhLUVXWM&amp;sig=CKMbVfmK6vlN8lbIhcANyxJfmII#v=onepage&amp;q=Zusammenarbeit von Kindertagesstätten mit Eltern&amp;f=false"</text:a><text:a xlink:type="simple" xlink:href="http://books.google.de/bookshl=de&amp;lr=&amp;id=0my6c64lrXEC&amp;oi=fnd&amp;pg=PA105&amp;dq=Zusammenarbeit+von+Kindertagesstätten+mit+Eltern&amp;ots=pGWhLUVXWM&amp;sig=CKMbVfmK6vlN8lbIhcANyxJfmII#v=onepage&amp;q=Zusammenarbeit%20von%20Kindertagesstätten%20mit%20Eltern&amp;f=false"><text:span text:style-name="T9">f=false</text:span></text:a></text:p>
        </text:list-item>
      </text:list>
      <text:p text:style-name="P1"/>
      <text:list xml:id="list791293445" text:style-name="L12">
        <text:list-item>
          <text:p text:style-name="P16"><text:span text:style-name="T2"><text:s/>[BUCH] </text:span><text:a xlink:type="simple" xlink:href="http://books.google.de/books?hl=de&amp;lr=&amp;id=T9yzXcPiqfsC&amp;oi=fnd&amp;pg=PA1&amp;dq=Zusammenarbeit+von+Kindertagesstätten+mit+Eltern&amp;ots=UNhMxWYK0L&amp;sig=ClJCMDYUptoZcKIiT1AQ59sGOCU"><text:span text:style-name="T9">Erziehungspartnerschaft-eine Möglichkeit der </text:span></text:a><text:a xlink:type="simple" xlink:href="http://books.google.de/books?hl=de&amp;lr=&amp;id=T9yzXcPiqfsC&amp;oi=fnd&amp;pg=PA1&amp;dq=Zusammenarbeit+von+Kindertagesstätten+mit+Eltern&amp;ots=UNhMxWYK0L&amp;sig=ClJCMDYUptoZcKIiT1AQ59sGOCU">HYPERLINK "http://books.google.de/books?hl=de&amp;lr=&amp;id=T9yzXcPiqfsC&amp;oi=fnd&amp;pg=PA1&amp;dq=Zusammenarbeit+von+Kindertagesstä</text:a><text:a xlink:type="simple" xlink:href="http://books.google.de/books?hl=de&amp;lr=&amp;id=T9yzXcPiqfsC&amp;oi=fnd&amp;pg=PA1&amp;dq=Zusammenarbeit+von+Kindertagesstätten+mit+Eltern&amp;ots=UNhMxWYK0L&amp;sig=ClJCMDYUptoZcKIiT1AQ59sGOCU">tten+mit+Eltern&amp;ots=UNhMxWYK0L&amp;sig=ClJCMDYUptoZcKIiT1AQ59sGOCU"</text:a><text:a xlink:type="simple" xlink:href="http://books.google.de/books?hl=de&amp;lr=&amp;id=T9yzXcPiqfsC&amp;oi=fnd&amp;pg=PA1&amp;dq=Zusammenarbeit+von+Kindertagesstätten+mit+Eltern&amp;ots=UNhMxWYK0L&amp;sig=ClJCMDYUptoZcKIiT1AQ59sGOCU"><text:span text:style-name="T7">Eltern</text:span></text:a><text:a xlink:type="simple" xlink:href="http://books.google.de/books?hl=de&amp;lr=&amp;id=T9yzXcPiqfsC&amp;oi=fnd&amp;pg=PA1&amp;dq=Zusammenarbeit+von+Kindertagesstätten+mit+Eltern&amp;ots=UNhMxWYK0L&amp;sig=ClJCMDYUptoZcKIiT1AQ59sGOCU"><text:span text:style-name="T10">HYPERLI</text:span></text:a><text:soft-page-break/><text:a xlink:type="simple" xlink:href="http://books.google.de/books?hl=de&amp;lr=&amp;id=T9yzXcPiqfsC&amp;oi=fnd&amp;pg=PA1&amp;dq=Zusammenarbeit+von+Kindertagesstätten+mit+Eltern&amp;ots=UNhMxWYK0L&amp;sig=ClJCMDYUptoZcKIiT1AQ59sGOCU"><text:span text:style-name="T10">NK "http://books.google.de/books?hl=de&amp;lr=&amp;id=T9yzXcPiqfsC&amp;oi=fnd&amp;pg=PA1&amp;dq=Zusammenarbeit+von+Kindertagesstätten+mit+Eltern&amp;ots=UNhMxWYK0L&amp;sig=ClJCMDYUptoZcKIiT1AQ59sGOCU"</text:span></text:a><text:a xlink:type="simple" xlink:href="http://books.google.de/books?hl=de&amp;lr=&amp;id=T9yzXcPiqfsC&amp;oi=fnd&amp;pg=PA1&amp;dq=Zusammenarbeit+von+Kindertagesstätten+mit+Eltern&amp;ots=UNhMxWYK0L&amp;sig=ClJCMDYUptoZcKIiT1AQ59sGOCU"><text:span text:style-name="T9">-und Familienbildung in der </text:span></text:a><text:a xlink:type="simple" xlink:href="http://books.google.de/books?hl=de&amp;lr=&amp;id=T9yzXcPiqfsC&amp;oi=fnd&amp;pg=PA1&amp;dq=Zusammenarbeit+von+Kindertagesstätten+mit+Eltern&amp;ots=UNhMxWYK0L&amp;sig=ClJCMDYUptoZcKIiT1AQ59sGOCU">HYPERLINK "http://books.google.de/books?</text:a><text:a xlink:type="simple" xlink:href="http://books.google.de/books?hl=de&amp;lr=&amp;id=T9yzXcPiqfsC&amp;oi=fnd&amp;pg=PA1&amp;dq=Zusammenarbeit+von+Kindertagesstätten+mit+Eltern&amp;ots=UNhMxWYK0L&amp;sig=ClJCMDYUptoZcKIiT1AQ59sGOCU">hl=de&amp;lr=&amp;id=T9yzXcPiqfsC&amp;oi=fnd&amp;pg=PA1&amp;dq=Zusammenarbeit+von+Kindertagesstätten+mit+Eltern&amp;ots=UNhMxWYK0L&amp;sig=ClJCMDYUptoZcKIiT1AQ59sGOCU"</text:a><text:a xlink:type="simple" xlink:href="http://books.google.de/books?hl=de&amp;lr=&amp;id=T9yzXcPiqfsC&amp;oi=fnd&amp;pg=PA1&amp;dq=Zusammenarbeit+von+Kindertagesstätten+mit+Eltern&amp;ots=UNhMxWYK0L&amp;sig=ClJCMDYUptoZcKIiT1AQ59sGOCU"><text:span text:style-name="T7">Kindertagesstätte</text:span></text:a><text:span text:style-name="T1">.</text:span></text:p>
        </text:list-item>
      </text:list>
      <text:p text:style-name="P4"><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http://books.google.de/books?hl=d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hl=de&amp;lr=&amp;id=T9yzXcPiqfsC&amp;oi=fnd&amp;pg=PA1&amp;dq=Zusammenarbeit+von+Kindertagesstätten+</text:a><text:a xlink:type="simple" xlink:href="http://books.google.de/books?hl=de&amp;lr=&amp;id=T9yzXcPiqfsC&amp;oi=fnd&amp;pg=PA1&amp;dq=Zusammenarbeit+von+Kindertagesstätten+mit+Eltern&amp;ots=UNhMxWYK0L&amp;sig=ClJCMDYUptoZcKIiT1AQ59sGOCU#v=onepage&amp;q=Zusammenarbeit%20von%20Kindertagesstätten%20mit%20Eltern&amp;f=false">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text:a><text:a xlink:type="simple" xlink:href="http://books.google.de/books?hl=de&amp;lr=&amp;id=T9yzXcPiqfsC&amp;oi=fnd&amp;pg=PA1&amp;dq=Zusammenarbeit+von+Kindertagesstätten+mit+Eltern&amp;ots=UNhMxWYK0L&amp;sig=ClJCMDYUptoZcKIiT1AQ59sGOCU#v=onepage&amp;q=Zusammenarbeit%20von%20Kindertagesstätten%20mit%20Eltern&amp;f=false">"http://books.google.de/books?hl=de&amp;lr=&amp;id=T9yzXcPiqfsC&amp;oi=fnd&amp;pg=PA1&amp;dq=Zusammenarbeit+von+Kindertagesstätten+mit</text:a><text:a xlink:type="simple" xlink:href="http://books.google.de/books?hl=de&amp;lr=&amp;id=T9yzXcPiqfsC&amp;oi=fnd&amp;pg=PA1&amp;dq=Zusammenarbeit+von+Kindertagesstätten+mit+Eltern&amp;ots=UNhMxWYK0L&amp;sig=ClJCMDYUptoZcKIiT1AQ59sGOCU#v=onepage&amp;q=Zusammenarbeit%20von%20Kindertagesstätten%20mit%20Eltern&amp;f=false">+Eltern&amp;ots=UNhMxWYK0L&amp;sig=ClJCMDYUptoZcKIiT1AQ59sGOCU#v=onepage&amp;q=Zus</text:a><text:a xlink:type="simple" xlink:href="http://books.google.de/books?hl=de&amp;lr=&amp;id=T9yzXcPiqfsC&amp;oi=fnd&amp;pg=PA1&amp;dq=Zusammenarbeit+von+Kindertagesstätten+mit+Eltern&amp;ots=UNhMxWYK0L&amp;sig=ClJCMDYUptoZcKIiT1AQ59sGOCU#v=onepage&amp;q=Zusammenarbeit%20von%20Kindertagesstätten%20mit%20Eltern&amp;f=false">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lr=</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text:a><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text:a><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mit+Eltern&amp;ots=UNhMxWYK0L&amp;sig=ClJCMDYUptoZcKIiT1AQ59sGOCU#v=onepage&amp;q=Zusam</text:a><text:a xlink:type="simple" xlink:href="http://books.google.de/books?hl=de&amp;lr=&amp;id=T9yzXcPiqfsC&amp;oi=fnd&amp;pg=PA1&amp;dq=Zusammenarbeit+von+Kindertagesstätten+mit+Eltern&amp;ots=UNhMxWYK0L&amp;sig=ClJCMDYUptoZcKIiT1AQ59sGOCU#v=onepage&amp;q=Zusammenarbeit%20von%20Kindertagesstätten%20mit%20Eltern&amp;f=false">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id=T9yzXcPiqfsC</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oi=fnd</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hl=de&amp;lr=&amp;id=T9yzXcPiqfsC&amp;oi=fnd&amp;pg=PA1&amp;dq=Zusammenarbeit+von+Kindertagesstätten+</text:a><text:a xlink:type="simple" xlink:href="http://books.google.de/books?hl=de&amp;lr=&amp;id=T9yzXcPiqfsC&amp;oi=fnd&amp;pg=PA1&amp;dq=Zusammenarbeit+von+Kindertagesstätten+mit+Eltern&amp;ots=UNhMxWYK0L&amp;sig=ClJCMDYUptoZcKIiT1AQ59sGOCU#v=onepage&amp;q=Zusammenarbeit%20von%20Kindertagesstätten%20mit%20Eltern&amp;f=false">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hl=de&amp;lr=&amp;id=T9yzXcPiqfsC&amp;oi=fnd&amp;pg=PA1&amp;dq=Zusammenarbeit+von+Kindertagesstätten+mit+Eltern&amp;ots=UNhMxWYK0L&amp;sig=ClJCMDYUptoZcKIiT1AQ59sGOCU#v=onepage&amp;q=Zus</text:a><text:a xlink:type="simple" xlink:href="http://books.google.de/books?hl=de&amp;lr=&amp;id=T9yzXcPiqfsC&amp;oi=fnd&amp;pg=PA1&amp;dq=Zusammenarbeit+von+Kindertagesstätten+mit+Eltern&amp;ots=UNhMxWYK0L&amp;sig=ClJCMDYUptoZcKIiT1AQ59sGOCU#v=onepage&amp;q=Zusammenarbeit%20von%20Kindertagesstätten%20mit%20Eltern&amp;f=false">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pg=PA1</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text:a><text:soft-page-break/><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text:a><text:a xlink:type="simple" xlink:href="http://books.google.de/books?hl=de&amp;lr=&amp;id=T9yzXcPiqfsC&amp;oi=fnd&amp;pg=PA1&amp;dq=Zusammenarbeit+von+Kindertagesstätten+mit+Eltern&amp;ots=UNhMxWYK0L&amp;sig=ClJCMDYUptoZcKIiT1AQ59sGOCU#v=onepage&amp;q=Zusammenarbeit%20von%20Kindertagesstätten%20mit%20Eltern&amp;f=false">mit+Eltern&amp;ots=UNhMxWYK0L&amp;sig=ClJCMDYUptoZcKIiT1AQ59sGOCU#v=onepage&amp;q=Zusam</text:a><text:a xlink:type="simple" xlink:href="http://books.google.de/books?hl=de&amp;lr=&amp;id=T9yzXcPiqfsC&amp;oi=fnd&amp;pg=PA1&amp;dq=Zusammenarbeit+von+Kindertagesstätten+mit+Eltern&amp;ots=UNhMxWYK0L&amp;sig=ClJCMDYUptoZcKIiT1AQ59sGOCU#v=onepage&amp;q=Zusammenarbeit%20von%20Kindertagesstätten%20mit%20Eltern&amp;f=false">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text:a><text:a xlink:type="simple" xlink:href="http://books.google.de/books?hl=de&amp;lr=&amp;id=T9yzXcPiqfsC&amp;oi=fnd&amp;pg=PA1&amp;dq=Zusammenarbeit+von+Kindertagesstätten+mit+Eltern&amp;ots=UNhMxWYK0L&amp;sig=ClJCMDYUptoZcKIiT1AQ59sGOCU#v=onepage&amp;q=Zusammenarbeit%20von%20Kindertagesstätten%20mit%20Eltern&amp;f=false">"http://books.google.de/books?hl=de&amp;lr=&amp;id=T9yzXcPiqfsC&amp;oi=fnd&amp;pg=PA1&amp;dq=Zusammenarbeit+von+Kindertagesstätten</text:a><text:a xlink:type="simple" xlink:href="http://books.google.de/books?hl=de&amp;lr=&amp;id=T9yzXcPiqfsC&amp;oi=fnd&amp;pg=PA1&amp;dq=Zusammenarbeit+von+Kindertagesstätten+mit+Eltern&amp;ots=UNhMxWYK0L&amp;sig=ClJCMDYUptoZcKIiT1AQ59sGOCU#v=onepage&amp;q=Zusammenarbeit%20von%20Kindertagesstätten%20mit%20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dq=Zusammenarbeit</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text:a><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von+Kindertagesst%C3%A4tten</text:a><text:a xlink:type="simple" xlink:href="http://books.google.de/books?hl=de&amp;lr=&amp;id=T9yzXcPiqfsC&amp;oi=fnd&amp;pg=PA1&amp;dq=Zusammenarbeit+von+Kindertagesstätten+mit+Eltern&amp;ots=UNhMxWYK0L&amp;sig=ClJCMDYUptoZcKIiT1AQ59sGOCU#v=onepage&amp;q=Zusammenarbeit%20von%20Kindertagesstätten%20mit%20Eltern&amp;f=false">+mit</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hl=de&amp;lr=&amp;id=T9yzXcPiqfsC&amp;oi=fnd&amp;pg=PA1&amp;dq=Zusammenarbeit+von+Kindertagesstätten+mit+Eltern&amp;ots=UNhMxWYK0L&amp;sig=ClJCMDYUptoZcKIiT1AQ59sGOCU#v=onepage&amp;q=Zus</text:a><text:a xlink:type="simple" xlink:href="http://books.google.de/books?hl=de&amp;lr=&amp;id=T9yzXcPiqfsC&amp;oi=fnd&amp;pg=PA1&amp;dq=Zusammenarbeit+von+Kindertagesstätten+mit+Eltern&amp;ots=UNhMxWYK0L&amp;sig=ClJCMDYUptoZcKIiT1AQ59sGOCU#v=onepage&amp;q=Zusammenarbeit%20von%20Kindertagesstätten%20mit%20Eltern&amp;f=false">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Eltern</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ots=UNhMxWYK0L</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text:a><text:a xlink:type="simple" xlink:href="http://books.google.de/books?hl=de&amp;lr=&amp;id=T9yzXcPiqfsC&amp;oi=fnd&amp;pg=PA1&amp;dq=Zusammenarbeit+von+Kindertagesstätten+mit+Eltern&amp;ots=UNhMxWYK0L&amp;sig=ClJCMDYUptoZcKIiT1AQ59sGOCU#v=onepage&amp;q=Zusammenarbeit%20von%20Kindertagesstätten%20mit%20Eltern&amp;f=false">"http://books.google.de/books?hl=de&amp;lr=&amp;id=T9yzXcPiqfsC&amp;oi=fnd&amp;pg=PA1&amp;dq=Zusammenarbeit+von+Kindertagesstätten+mit+Eltern&amp;ots=UNhMxWYK0L&amp;sig=ClJCMDYUptoZcKIiT1AQ59sGOCU#v=onepage&amp;q=Zusam</text:a><text:a xlink:type="simple" xlink:href="http://books.google.de/books?hl=de&amp;lr=&amp;id=T9yzXcPiqfsC&amp;oi=fnd&amp;pg=PA1&amp;dq=Zusammenarbeit+von+Kindertagesstätten+mit+Eltern&amp;ots=UNhMxWYK0L&amp;sig=ClJCMDYUptoZcKIiT1AQ59sGOCU#v=onepage&amp;q=Zusammenarbeit%20von%20Kindertagesstätten%20mit%20Eltern&amp;f=false">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sig=ClJCMDYUptoZcKIiT1AQ59sGOCU#v=one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text:a><text:a xlink:type="simple" xlink:href="http://books.google.de/books?hl=de&amp;lr=&amp;id=T9yzXcPiqfsC&amp;oi=fnd&amp;pg=PA1&amp;dq=Zusammenarbeit+von+Kindertagesstätten+mit+Eltern&amp;ots=UNhMxWYK0L&amp;sig=ClJCMDYUptoZcKIiT1AQ59sGOCU#v=onepage&amp;q=Zusammenarbeit%20von%20Kindertagesstätten%20mit%20Eltern&amp;f=false">"http://books.google.de/books?</text:a><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mit+Eltern&amp;ots=UNhMxWYK0L&amp;sig=ClJCMDYUptoZcKIiT1AQ59sGOCU#v=onepage&amp;q=Zus</text:a><text:a xlink:type="simple" xlink:href="http://books.google.de/books?hl=de&amp;lr=&amp;id=T9yzXcPiqfsC&amp;oi=fnd&amp;pg=PA1&amp;dq=Zusammenarbeit+von+Kindertagesstätten+mit+Eltern&amp;ots=UNhMxWYK0L&amp;sig=ClJCMDYUptoZcKIiT1AQ59sGOCU#v=onepage&amp;q=Zusammenarbeit%20von%20Kindertagesstätten%20mit%20Eltern&amp;f=false">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g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text:a><text:a xlink:type="simple" xlink:href="http://books.google.de/books?hl=de&amp;lr=&amp;id=T9yzXcPiqfsC&amp;oi=fnd&amp;pg=PA1&amp;dq=Zusammenarbeit+von+Kindertagesstätten+mit+Eltern&amp;ots=UNhMxWYK0L&amp;sig=ClJCMDYUptoZcKIiT1AQ59sGOCU#v=onepage&amp;q=Zusammenarbeit%20von%20Kindertagesstätten%20mit%20Eltern&amp;f=false">hl=de&amp;lr=&amp;id=T9yzXcPiqfsC&amp;oi=fnd&amp;pg=PA1&amp;dq=Zusammenarbeit+von+Kindertagesstätten+mit+</text:a><text:soft-page-break/><text:a xlink:type="simple" xlink:href="http://books.google.de/books?hl=de&amp;lr=&amp;id=T9yzXcPiqfsC&amp;oi=fnd&amp;pg=PA1&amp;dq=Zusammenarbeit+von+Kindertagesstätten+mit+Eltern&amp;ots=UNhMxWYK0L&amp;sig=ClJCMDYUptoZcKIiT1AQ59sGOCU#v=onepage&amp;q=Zusammenarbeit%20von%20Kindertagesstätten%20mit%20Eltern&amp;f=false">Eltern&amp;ots=UNhMxWYK0L&amp;sig=ClJCMDYUptoZcKIiT1AQ59sGOCU#v=onepage&amp;q=Zus</text:a><text:a xlink:type="simple" xlink:href="http://books.google.de/books?hl=de&amp;lr=&amp;id=T9yzXcPiqfsC&amp;oi=fnd&amp;pg=PA1&amp;dq=Zusammenarbeit+von+Kindertagesstätten+mit+Eltern&amp;ots=UNhMxWYK0L&amp;sig=ClJCMDYUptoZcKIiT1AQ59sGOCU#v=onepage&amp;q=Zusammenarbeit%20von%20Kindertagesstätten%20mit%20Eltern&amp;f=false">am</text:a><text:a xlink:type="simple" xlink:href="http://books.google.de/books?hl=de&amp;lr=&amp;id=T9yzXcPiqfsC&amp;oi=fnd&amp;pg=PA1&amp;dq=Zusammenarbeit+von+Kindertagesstätten+mit+Eltern&amp;ots=UNhMxWYK0L&amp;sig=ClJCMDYUptoZcKIiT1AQ59sGOCU#v=onepage&amp;q=Zusammenarbeit%20von%20Kindertagesstätten%20mit%20Eltern&amp;f=false">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http://books.google.de/books?hl=de&amp;lr=&amp;id=T9yzXcPiqfsC&amp;oi=fnd&amp;pg=PA1&amp;dq=Zusammenarbeit+von+Kindertagesstätten+</text:a><text:a xlink:type="simple" xlink:href="http://books.google.de/books?hl=de&amp;lr=&amp;id=T9yzXcPiqfsC&amp;oi=fnd&amp;pg=PA1&amp;dq=Zusammenarbeit+von+Kindertagesstätten+mit+Eltern&amp;ots=UNhMxWYK0L&amp;sig=ClJCMDYUptoZcKIiT1AQ59sGOCU#v=onepage&amp;q=Zusammenarbeit%20von%20Kindertagesstätten%20mit%20Eltern&amp;f=false">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q=Zusammenarbeit%20von%20Kindertagesst%C3%A4tten%20mit%20Eltern</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10">HYPERLINK "http://books.google.de/books?hl=de&amp;lr=&amp;id=T9yzXcPiqfsC&amp;oi=fnd&amp;pg=PA1&amp;dq=Zusammenarbeit+von+Kindertagesstätten+mit+Eltern&amp;ots=UNhMxWYK0L&amp;sig=ClJCMDYUptoZcKIiT1AQ59sGOCU#v=onepage&amp;q=Zusammenarbeit von Kindertagesstätten mit Eltern&amp;f=false"</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amp;</text:span></text:a><text:a xlink:type="simple" xlink:href="http://books.google.de/books?hl=de&amp;lr=&amp;id=T9yzXcPiqfsC&amp;oi=fnd&amp;pg=PA1&amp;dq=Zusammenarbeit+von+Kindertagesstätten+mit+Eltern&amp;ots=UNhMxWYK0L&amp;sig=ClJCMDYUptoZcKIiT1AQ59sGOCU#v=onepage&amp;q=Zusammenarbeit%20von%20Kindertagesstätten%20mit%20Eltern&amp;f=false">HYPERLINK </text:a><text:a xlink:type="simple" xlink:href="http://books.google.de/books?hl=de&amp;lr=&amp;id=T9yzXcPiqfsC&amp;oi=fnd&amp;pg=PA1&amp;dq=Zusammenarbeit+von+Kindertagesstätten+mit+Eltern&amp;ots=UNhMxWYK0L&amp;sig=ClJCMDYUptoZcKIiT1AQ59sGOCU#v=onepage&amp;q=Zusammenarbeit%20von%20Kindertagesstätten%20mit%20Eltern&amp;f=false">"http://books.google.de/books?hl=de&amp;lr=&amp;id=T9yzXcPiqfsC&amp;oi=fnd&amp;pg=PA1&amp;dq=Zusammenarbeit+von+Kindertagesstätten+mit+Eltern&amp;ots=UNhMxWYK0L&amp;sig=ClJCMDYUptoZcKIiT1AQ59sGOCU#v=onepage&amp;q=Zusammenarbeit von Kindertagesstätten mit Eltern&amp;f=false"</text:a><text:a xlink:type="simple" xlink:href="http://books.google.de/books?hl=de&amp;lr=&amp;id=T9yzXcPiqfsC&amp;oi=fnd&amp;pg=PA1&amp;dq=Zusammenarbeit+von+Kindertagesstätten+mit+Eltern&amp;ots=UNhMxWYK0L&amp;sig=ClJCMDYUptoZcKIiT1AQ59sGOCU#v=onepage&amp;q=Zusammenarbeit%20von%20Kindertagesstätten%20mit%20Eltern&amp;f=false"><text:span text:style-name="T9">f=false</text:span></text:a></text:p>
      <text:p text:style-name="P2"/>
      <text:p text:style-name="P6">Liegle, Ludwig (2004): Die Bedeutung der Familienerziehung. Download unter:</text:p>
      <text:p text:style-name="P9"><text:a xlink:type="simple" xlink:href="http://www.familienhandbuch.de/cmain/f_Aktuelles/a_Elternschaft/s_1418.html"><text:span text:style-name="T17">http://www.familienhandbuch.de/cmain/f_Aktuelles/a_Elternschaft/s_1418.html</text:span></text:a><text:span text:style-name="T25">,</text:span></text:p>
      <text:p text:style-name="P6">22.02.2010, 15:12 Uhr.</text:p>
      <text:p text:style-name="P2"/>
      <text:p text:style-name="P6">Reichert-Garschhammer, Eva (2009): Dialog auf Augenhöhe. Von der traditionellen</text:p>
      <text:p text:style-name="P6">„Elternarbeit“ zur modernen „Bildungspartnerschaft mit Eltern“ – ein Wechsel zur echten</text:p>
      <text:p text:style-name="P6">Kooperation mit Eltern in Kindertageseinrichtungen und Schulen. In: Kinderzeit, Nr.</text:p>
      <text:p text:style-name="P7">2/2009, S. 14-19.</text:p>
      <text:p text:style-name="P1"/>
      <text:p text:style-name="P4"><text:span text:style-name="T25">Buch: </text:span><text:a xlink:type="simple" xlink:href="http://www.socialnet.de/rezensionen/5384.php"><text:span text:style-name="T9">http://www.so</text:span></text:a><text:a xlink:type="simple" xlink:href="http://www.socialnet.de/rezensionen/5384.php"><text:span text:style-name="T10">HYPERLINK "http://www.socialnet.de/rezensionen/5384.php"</text:span></text:a><text:a xlink:type="simple" xlink:href="http://www.socialnet.de/rezensionen/5384.php"><text:span text:style-name="T9">c</text:span></text:a><text:a xlink:type="simple" xlink:href="http://www.socialnet.de/rezensionen/5384.php">HYPERLINK </text:a><text:a xlink:type="simple" xlink:href="http://www.socialnet.de/rezensionen/5384.php">"http://www.socialnet.de/rezensionen/5384.php"</text:a><text:a xlink:type="simple" xlink:href="http://www.socialnet.de/rezensionen/5384.php"><text:span text:style-name="T9">ialnet.de/rezensionen/5384.php</text:span></text:a></text:p>
      <text:p text:style-name="P3"><text:tab/></text:p>
      <text:p text:style-name="P5"><text:span text:style-name="T2">Tagesbetreuung im Wandel: Das Familienzentrum als Zukunftsmodell. Rietmann, Stephan ; Hensen, Gregor VS Verlag für Sozialwissenschaften: Wiesbaden ; 2008</text:span><text:span text:style-name="T6">à</text:span><text:span text:style-name="T2"> bei HU</text:span></text:p>
      <text:p text:style-name="P10">unbedingt ausleihen!!! Fröhlich-Gildhoff et al. (2006). Gemeinsam auf dem Weg. Eltern und Erzieherinnen gestalten Erziehungspartnerschaft. In: Kindergarten heute 10/2006, S. 6-15.</text:p>
      <text:p text:style-name="P8">Zufriedenheit:</text:p>
      <text:list xml:id="list1962438855" text:style-name="L13">
        <text:list-item>
          <text:p text:style-name="P17"><text:a xlink:type="simple" xlink:href="http://www.stmas.bayern.de/kinderbetreuung/bep/partnerschaft.php"><text:span text:style-name="T15">http://www.stmas.bayern.de/kinderbetreuung/bep/partnerschaft.php</text:span></text:a><text:span text:style-name="T4">--&gt; </text:span><text:span text:style-name="T2">Marlen Sauer: Elternarbeit in Kindertagesstätten</text:span></text:p>
        </text:list-item>
        <text:list-item>
          <text:p text:style-name="P17"><text:a xlink:type="simple" xlink:href="http://www.diplom.de/Elternarbeit/11102.html"><text:span text:style-name="T15">http://www.diplom.de/Elternarbeit/11102.html</text:span></text:a></text:p>
        </text:list-item>
        <text:list-item>
          <text:p text:style-name="P17"><text:a xlink:type="simple" xlink:href="http://www.nifbe.de/component/search/?searchword=Elternarbeit&amp;ordering=newest&amp;searchphrase=all&amp;limit=100&amp;areas[0]=themensammlung">http://www.nifbe.de/component/search/?</text:a><text:a xlink:type="simple" xlink:href="http://www.nifbe.de/component/search/?searchword=Elternarbeit&amp;ordering=newest&amp;searchphrase=all&amp;limit=100&amp;areas[0]=themensammlung">searchword=Elternarbeit&amp;ordering=newest&amp;searchphrase=all&amp;limit=100&amp;areas[0]=themensammlung</text:a></text:p>
        </text:list-item>
        <text:list-item>
          <text:p text:style-name="P18"><text:soft-page-break/></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libri" svg:font-family="Calibri"/>
    <style:font-face style:name="Lohit Hindi1" svg:font-family="'Lohit Hindi'"/>
    <style:font-face style:name="Symbol" svg:font-family="Symbol"/>
    <style:font-face style:name="Times New Roman1" svg:font-family="'Times New Roman'"/>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3-11-02T14:38:38</meta:creation-date>
    <dc:date>2013-11-02T14:40:19</dc:date>
    <dc:creator>iryna </dc:creator>
    <meta:editing-duration>P0D</meta:editing-duration>
    <meta:editing-cycles>1</meta:editing-cycles>
    <meta:document-statistic meta:table-count="0" meta:image-count="0" meta:object-count="0" meta:page-count="10" meta:paragraph-count="40" meta:word-count="737" meta:character-count="21251" meta:non-whitespace-character-count="20580"/>
    <meta:generator>LibreOffice/3.5$Linux_X86_64 LibreOffice_project/350m1$Build-2</meta:generator>
  </office:meta>
</office:document-meta>
</file>